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6dd80" officeooo:paragraph-rsid="0007dcf9"/>
    </style:style>
    <style:style style:name="P2" style:family="paragraph" style:parent-style-name="Standard">
      <style:text-properties officeooo:rsid="00088cb6" officeooo:paragraph-rsid="00088cb6"/>
    </style:style>
    <style:style style:name="P3" style:family="paragraph" style:parent-style-name="Standard">
      <style:text-properties officeooo:rsid="0007dcf9" officeooo:paragraph-rsid="0007dcf9"/>
    </style:style>
    <style:style style:name="P4" style:family="paragraph" style:parent-style-name="Standard">
      <style:text-properties officeooo:rsid="000ad4ed" officeooo:paragraph-rsid="000ad4ed"/>
    </style:style>
    <style:style style:name="P5" style:family="paragraph" style:parent-style-name="Standard">
      <style:text-properties officeooo:rsid="000cbb79" officeooo:paragraph-rsid="000cbb79"/>
    </style:style>
    <style:style style:name="T1" style:family="text">
      <style:text-properties officeooo:rsid="0007dcf9"/>
    </style:style>
    <style:style style:name="T2" style:family="text">
      <style:text-properties officeooo:rsid="000ad4ed"/>
    </style:style>
    <style:style style:name="T3" style:family="text">
      <style:text-properties officeooo:rsid="000b3a4a"/>
    </style:style>
    <style:style style:name="T4" style:family="text">
      <style:text-properties officeooo:rsid="000dcd58"/>
    </style:style>
    <style:style style:name="T5" style:family="text">
      <style:text-properties officeooo:rsid="0011154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V5 integrator for electric guitar pickup measurements can be divided into four functional blocks. Each one is actually performed by one op amp. One, IC1D, <text:s/>supplies the approximately half supply voltage to provide a reference voltage for bipolar operation from a single voltage supply. Zener D1 reverse voltage of 5.1V is filtered by a capacitor and supplied to the input of the amp, <text:span text:style-name="T1">which is configured as a voltage follower. </text:span></text:p>
      <text:p text:style-name="P1"/>
      <text:p text:style-name="P3">IC1C is a preamplifier for the signal from the pickup under test. A switch allows a choice of 0dB or 6dB gain. The test input feeds <text:span text:style-name="T3">it through</text:span> a high impedance network that provides isolation from the preamplifier input circuit. It is almost identical to the circuit in a typical oscilloscope probe. However, it can have lower capacitance because a long cable is not required and so does not need to be compensated <text:span text:style-name="T3">as heavily</text:span>. As with the scope probe, there is a <text:span text:style-name="T3">screwdriver adjustable </text:span>variable cap<text:span text:style-name="T3">acitor</text:span> that can be used to calibrate the network. The network input has an approximately 11M ohm resistance and 10pF capacitance. A three-way switch allows the input to be loaded by a standard RC test load <text:span text:style-name="T3">of 200k/470pF</text:span>, an inductance test load <text:span text:style-name="T3">of 4700pF</text:span>, or <text:span text:style-name="T3">else </text:span>no load.</text:p>
      <text:p text:style-name="P1"/>
      <text:p text:style-name="P2">IC1B is an analog integrator with a very low frequency cutoff to provide op amp DC stability. The blocking capacitor C5 is <text:span text:style-name="T2">need</text:span>ed to eliminate the DC <text:span text:style-name="T2">input current</text:span> sensitivity caused by the large <text:span text:style-name="T2">value of R6</text:span>.</text:p>
      <text:p text:style-name="P2"/>
      <text:p text:style-name="P4">IC1A is a post amplifier and output line driver.</text:p>
      <text:p text:style-name="P4"/>
      <text:p text:style-name="P5">The gain through the circuit stages was <text:span text:style-name="T5">determined</text:span> by direct experimentation with pickup readings. The signal level after the -20.8dB loss through the high impedance network is either passed to the integrator or amplified by <text:span text:style-name="T4">14.4 </text:span>dB, in which case the level is -<text:span text:style-name="T4">6.4dB. The integrator gain varies with frequency, but is unity gain at 884 Hz. The post amplifier has a gain of 33.5dB to restore normal audio levels because the integrator gain is deliberately kept low to increase dynamic range and minimize signal clipping. The preamp gain switch is provided to accomodate pickups with different output leve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7M8S</meta:editing-duration>
    <meta:editing-cycles>8</meta:editing-cycles>
    <meta:generator>LibreOffice/5.4.5.1$Windows_X86_64 LibreOffice_project/79c9829dd5d8054ec39a82dc51cd9eff340dbee8</meta:generator>
    <dc:date>2018-09-28T23:59:50.346000000</dc:date>
    <meta:document-statistic meta:table-count="0" meta:image-count="0" meta:object-count="0" meta:page-count="1" meta:paragraph-count="5" meta:word-count="350" meta:character-count="2064" meta:non-whitespace-character-count="1717"/>
    <meta:user-defined meta:name="Info 1"/>
    <meta:user-defined meta:name="Info 2"/>
    <meta:user-defined meta:name="Info 3"/>
    <meta:user-defined meta:name="Info 4"/>
  </office:meta>
</office:document-meta>
</file>